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15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lder stump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16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399999999999999">
            <text:p>19.4</text:p>
          </table:table-cell>
          <table:table-cell table:style-name="ACE-0" office:value-type="float" office:value="3295">
            <text:p>32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lder stump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28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655">
            <text:p>16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reissen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150000000000001">
            <text:p>−1.215</text:p>
          </table:table-cell>
          <table:table-cell table:style-name="ACE-0" office:value-type="float" office:value="0.026925824035672525">
            <text:p>0.0269258</text:p>
          </table:table-cell>
          <table:table-cell table:style-name="ACE-0" office:value-type="float" office:value="0.026925824035672525">
            <text:p>0.0269258240356725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5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iviparus&amp;Pisidium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0449999999999999">
            <text:p>−1.04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6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325">
            <text:p>1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iviparus. Dreissena&amp;Valva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031622776601683791">
            <text:p>0.0316228</text:p>
          </table:table-cell>
          <table:table-cell table:style-name="ACE-0" office:value-type="float" office:value="0.031622776601683791">
            <text:p>0.0316227766016838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7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765">
            <text:p>27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05">
            <text:p>−2.10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8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isidium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05">
            <text:p>−2.10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0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575">
            <text:p>25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tyni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05">
            <text:p>−2.10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1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005">
            <text:p>200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950000000000001">
            <text:p>−1.19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2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Unio. Pisidium &amp; Sphaer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35">
            <text:p>−1.135</text:p>
          </table:table-cell>
          <table:table-cell table:style-name="ACE-0" office:value-type="float" office:value="0.10012492197250394">
            <text:p>0.1001249</text:p>
          </table:table-cell>
          <table:table-cell table:style-name="ACE-0" office:value-type="float" office:value="0.10012492197250394">
            <text:p>0.100124921972503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3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7">
            <text:p>−1.27</text:p>
          </table:table-cell>
          <table:table-cell table:style-name="ACE-0" office:value-type="float" office:value="0.031622776601683791">
            <text:p>0.0316228</text:p>
          </table:table-cell>
          <table:table-cell table:style-name="ACE-0" office:value-type="float" office:value="0.031622776601683791">
            <text:p>0.0316227766016838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4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6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4285">
            <text:p>42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899999999999999">
            <text:p>−2.09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60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399999999999999">
            <text:p>−2.44</text:p>
          </table:table-cell>
          <table:table-cell table:style-name="ACE-0" office:value-type="float" office:value="0.022360679774997897">
            <text:p>0.0223607</text:p>
          </table:table-cell>
          <table:table-cell table:style-name="ACE-0" office:value-type="float" office:value="0.022360679774997897">
            <text:p>0.022360679774997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62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375">
            <text:p>−1.375</text:p>
          </table:table-cell>
          <table:table-cell table:style-name="ACE-0" office:value-type="float" office:value="0.018027756377319945">
            <text:p>0.0180278</text:p>
          </table:table-cell>
          <table:table-cell table:style-name="ACE-0" office:value-type="float" office:value="0.018027756377319945">
            <text:p>0.018027756377319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2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099999999999998">
            <text:p>−2.01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3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8399999999999999">
            <text:p>−2.84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5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200000000000001">
            <text:p>−1.8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6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615">
            <text:p>16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lagoonal mu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7">
            <text:p>−1.27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7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mnic gytt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599999999999999">
            <text:p>−1.16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mnic gytt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2000000000000004">
            <text:p>−0.9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00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940">
            <text:p>39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8999999999999999">
            <text:p>−0.99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35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755">
            <text:p>37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71">
            <text:p>−1.71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41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2475">
            <text:p>2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55">
            <text:p>−1.155</text:p>
          </table:table-cell>
          <table:table-cell table:style-name="ACE-0" office:value-type="float" office:value="0.018027756377319945">
            <text:p>0.0180278</text:p>
          </table:table-cell>
          <table:table-cell table:style-name="ACE-0" office:value-type="float" office:value="0.018027756377319945">
            <text:p>0.018027756377319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44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670">
            <text:p>4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200000000000001">
            <text:p>−2.1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45-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2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10000000000002">
            <text:p>19.51</text:p>
          </table:table-cell>
          <table:table-cell table:style-name="ACE-0" office:value-type="float" office:value="4825">
            <text:p>48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2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455">
            <text:p>14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reissen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3499999999999999">
            <text:p>−0.735</text:p>
          </table:table-cell>
          <table:table-cell table:style-name="ACE-0" office:value-type="float" office:value="0.026925824035672525">
            <text:p>0.0269258</text:p>
          </table:table-cell>
          <table:table-cell table:style-name="ACE-0" office:value-type="float" office:value="0.026925824035672525">
            <text:p>0.0269258240356725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3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tyni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099999999999999">
            <text:p>−1.41</text:p>
          </table:table-cell>
          <table:table-cell table:style-name="ACE-0" office:value-type="float" office:value="0.022360679774997897">
            <text:p>0.0223607</text:p>
          </table:table-cell>
          <table:table-cell table:style-name="ACE-0" office:value-type="float" office:value="0.022360679774997897">
            <text:p>0.022360679774997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4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10000000000002">
            <text:p>19.51</text:p>
          </table:table-cell>
          <table:table-cell table:style-name="ACE-0" office:value-type="float" office:value="4560">
            <text:p>45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499999999999999">
            <text:p>−2.65</text:p>
          </table:table-cell>
          <table:table-cell table:style-name="ACE-0" office:value-type="float" office:value="0.050990195135927854">
            <text:p>0.0509902</text:p>
          </table:table-cell>
          <table:table-cell table:style-name="ACE-0" office:value-type="float" office:value="0.050990195135927854">
            <text:p>0.050990195135927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055">
            <text:p>20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1500000000000004">
            <text:p>−0.915</text:p>
          </table:table-cell>
          <table:table-cell table:style-name="ACE-0" office:value-type="float" office:value="0.026925824035672525">
            <text:p>0.0269258</text:p>
          </table:table-cell>
          <table:table-cell table:style-name="ACE-0" office:value-type="float" office:value="0.026925824035672525">
            <text:p>0.0269258240356725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38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915">
            <text:p>1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7000000000000002">
            <text:p>−0.77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3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449999999999999">
            <text:p>−1.545</text:p>
          </table:table-cell>
          <table:table-cell table:style-name="ACE-0" office:value-type="float" office:value="0.018027756377319945">
            <text:p>0.0180278</text:p>
          </table:table-cell>
          <table:table-cell table:style-name="ACE-0" office:value-type="float" office:value="0.018027756377319945">
            <text:p>0.018027756377319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0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4">
            <text:p>−2.54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2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5260">
            <text:p>52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54">
            <text:p>−3.54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370">
            <text:p>23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7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100000000000001">
            <text:p>−1.11</text:p>
          </table:table-cell>
          <table:table-cell table:style-name="ACE-0" office:value-type="float" office:value="0.014142135623730951">
            <text:p>0.0141421</text:p>
          </table:table-cell>
          <table:table-cell table:style-name="ACE-0" office:value-type="float" office:value="0.014142135623730951">
            <text:p>0.014142135623731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9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601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515">
            <text:p>25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66000000000000003">
            <text:p>−0.66</text:p>
          </table:table-cell>
          <table:table-cell table:style-name="ACE-0" office:value-type="float" office:value="0.014142135623730951">
            <text:p>0.0141421</text:p>
          </table:table-cell>
          <table:table-cell table:style-name="ACE-0" office:value-type="float" office:value="0.014142135623730951">
            <text:p>0.014142135623731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620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10000000000002">
            <text:p>19.51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1378</text:p>
          </table:table-cell>
          <table:table-cell table:style-name="ACE-0" office:value-type="float" office:value="54.340000000000003">
            <text:p>54.34</text:p>
          </table:table-cell>
          <table:table-cell table:style-name="ACE-0" office:value-type="float" office:value="19.219999999999999">
            <text:p>19.22</text:p>
          </table:table-cell>
          <table:table-cell table:style-name="ACE-0" office:value-type="float" office:value="3645">
            <text:p>36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55">
            <text:p>−0.755</text:p>
          </table:table-cell>
          <table:table-cell table:style-name="ACE-0" office:value-type="float" office:value="0.014142206334585844">
            <text:p>0.0141422</text:p>
          </table:table-cell>
          <table:table-cell table:style-name="ACE-0" office:value-type="float" office:value="0.014142206334585844">
            <text:p>0.0141422063345858</text:p>
          </table:table-cell>
          <table:table-cell table:style-name="ACE-0" office:value-type="string">
            <text:p>MiotkSzpiganowicz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1379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19.34">
            <text:p>19.34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9">
            <text:p>−1.29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2016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18">
          <table:table-cell table:number-columns-repeated="256" table:style-name="ACE-0"/>
        </table:table-row>
        <table:table-row table:style-name="AROW-0" table:number-rows-repeated="7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7">
          <gnm:selection gnm:start-col="2" gnm:start-row="17" gnm:end-col="2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1:28:1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